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 office:value-type="string">
            <text:p>Meow—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 office:value-type="string">
            <text:p>Village Head
"Indeed, I am the Yamato Village Headman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 office:value-type="string">
            <text:p>Village Head
"What business do you have?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re's Gashkull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st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 excuse 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 office:value-type="string">
            <text:p>Village Head
"My, did you say Gashkull?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 office:value-type="string">
            <text:p>Village Head
"I can't have heard that name since the old
coal mine was sealed away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know about Gashkull, mister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 office:value-type="string">
            <text:p>Village Head
"That I do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 office:value-type="string">
            <text:p>Village Head
"It is the abominable demon which stole away
the livelihoods of our mining-folk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 office:value-type="string">
            <text:p>Village Head
"I could never forget its name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tole away their livelihood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 office:value-type="string">
            <text:p>Village Head
"Up until twenty years ago, the mine to the
north is how I put food on the table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"At first I'd only mine for coal, but as I dug
further in I started to find precious stones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 office:value-type="string">
            <text:p>Village Head
"All of those gemstones I mined were fine
articles of the highest quality, and soon became
what I lived for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 office:value-type="string">
            <text:p>Village Head
"It became my dream to one day spread those
stones all over the world and bring prosperity
and strength to this continent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"Until one day, when it started to appear.
Gashkull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 office:value-type="string">
            <text:p>Village Head
"One by one, my fellow miners quit their jobs
out of fear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 office:value-type="string">
            <text:p>Village Head
"As for me, I refused to let go. I even hired
a security detail to escort me through the
mines. But Gashkull was far too strong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 office:value-type="string">
            <text:p>Village Head
"When even my mercenaries dropped out, I had
to bite the bullet and seal off the mines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 office:value-type="string">
            <text:p>Village Head
"Just hearing its name fills my heart with
anguish. I never spoke about it again, so I never
thought I'd hear anyone bring it up now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on a mission to prevent the Duchess of
Hellfire from taking over this worl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 office:value-type="string">
            <text:p>It's rather hard to explain, but we need to
retrieve Gashkull's tus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 office:value-type="string">
            <text:p>Will we be able to find Gashkull in those mines
to the north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 office:value-type="string">
            <text:p>Village Head
"What the bloody hell are you talking about?
Enough monkey business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 office:value-type="string">
            <text:p>Village Head
"Not only is it blocked off, but many a brawny
adventurer have stepped foot inside only to
come back hurt and empty-handed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 office:value-type="string">
            <text:p>Village Head
"As if you little punks could do any better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okay! After all, we're the Heavenly Maiden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beat it sil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 office:value-type="string">
            <text:p>Village Head
"Heavenly whats, now? What are those...?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 office:value-type="string">
            <text:p>Village Head
"Are you some kind of troupe?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... haven't you heard of the Heavenly
Maiden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.. it might not be a very well known legend
in the Eastl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e point is that we're super strong!
Believe you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 office:value-type="string">
            <text:p>Village Head
"Impossible. In any case, there's no way to
get into the mines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 office:value-type="string">
            <text:p>Village Head
"Because of the endless supply of reckless
thrill-seekers like you, the entrance was
locked tight with a heavy-duty padlock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 office:value-type="string">
            <text:p>Village Head
"It wouldn't break if an elephant spent an entire
night slamming into it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here can we find the ke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 office:value-type="string">
            <text:p>Village Head
"It's enshrined at the top of Asura Tower, to
the south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 office:value-type="string">
            <text:p>Village Head
"It's beyond anyone's reach, there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unds like we have our next objec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 office:value-type="string">
            <text:p>Village Head
"W-Wait! What exactly are you planning?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 office:value-type="string">
            <text:p>Village Head
"Don't tell me..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obtain the key, and unlock the padlock
sealing the mi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 office:value-type="string">
            <text:p>Village Head
"Nonsense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 office:value-type="string">
            <text:p>Village Head
"Asura Tower was originally built by a bunch
of young'uns as a place to master martial arts,
but now it's just a hangout for demons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 office:value-type="string">
            <text:p>Village Head
"It can't be scaled without a small army of
skilled warriors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sten—I'm sure you could have disposed of
the key after locking up the mine's entr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 office:value-type="string">
            <text:p>That is to say, you could have truly sealed it
away for etern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 office:value-type="string">
            <text:p>Instead, you enshrined the key within the
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 office:value-type="string">
            <text:p>Even now, you haven't abandoned your
passion for those mine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 office:value-type="string">
            <text:p>Village Head
"...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een fostering your dreams all this
time with the intention of passing it to the
next gener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 office:value-type="string">
            <text:p>You still have a ch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 office:value-type="string">
            <text:p>Our objective is to secure Gashkull's tusk,
but—if it's all right with you—why don't you
leave your dream with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 office:value-type="string">
            <text:p>Village Head
".....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 office:value-type="string">
            <text:p>Village Head
"Promise me one thing, kid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
</text:p>
          </table:table-cell>
          <table:table-cell table:style-name="ce0"/>
          <table:table-cell table:style-name="ce0" office:value-type="string">
            <text:p>What?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 office:value-type="string">
            <text:p>Village Head
"Come back in one piece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 office:value-type="string">
            <text:p>Village Head
"It is the heart that holds one's dreams; but
the body which achieves them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all necessary measures, although I
can't prove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"Ha! Wahahahahaha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"Honest to a fault, aren't you? I love it!!
Waahahahahaha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 office:value-type="string">
            <text:p>Village Head
"You can find Asura Tower past the lumber
yard, which is south of the village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 office:value-type="string">
            <text:p>Village Head
"You couldn't possibly miss it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Headm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 office:value-type="string">
            <text:p>Village Head
"I should be the one thanking you. Don't
disappoint me, now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 office:value-type="string">
            <text:p>Talk again</text:p>
          </table:table-cell>
          <table:table-cell table:style-name="ce0"/>
          <table:table-cell table:style-name="ce0" office:value-type="string">
            <text:p>Village Head
"Believe me, scaling Asura Tower won't be
easy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 office:value-type="string">
            <text:p>Village Head
"If you're going to give it a try, you'd better
give it 110%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 office:value-type="string">
            <text:p>After tower</text:p>
          </table:table-cell>
          <table:table-cell table:style-name="ce0"/>
          <table:table-cell table:style-name="ce0" office:value-type="string">
            <text:p>Village Head
"That's... there's no mistaking it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 office:value-type="string">
            <text:p>Village Head
"It's the key to the coal mines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asy as pi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overed it from the top of Asura 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 office:value-type="string">
            <text:p>Will this help you place your faith in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 office:value-type="string">
            <text:p>Village Head
"I can't believe it..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 office:value-type="string">
            <text:p>Village Head
"You scaled Asura Tower... and so quickly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oho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will we be able to get into the coal mines
with thi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 office:value-type="string">
            <text:p>Village Head
"Indeed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 office:value-type="string">
            <text:p>Village Head
"Although... you'll be up against that thing...
Gashkull..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 office:value-type="string">
            <text:p>Village Head
"It'll be no ordinary foe..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at it is a highly powerful
creatu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 office:value-type="string">
            <text:p>I promise that we'll withdraw if I determine
that we have no chance of winn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 office:value-type="string">
            <text:p>But that doesn't mean we'll give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just have to go back to the drawing
board and try agai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 office:value-type="string">
            <text:p>Village Head
"You're full of pep, aren't you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 office:value-type="string">
            <text:p>Village Head
"I'm sure you kids will get it done with an
attitude like that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b-so-lute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how do we get to the coal mine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 office:value-type="string">
            <text:p>Village Head
"First, you must leave the village through
the exit to the west, and go to the port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 office:value-type="string">
            <text:p>Village Head
"Take the path north from the port, and take
a right. That'll take you to the mountains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 office:value-type="string">
            <text:p>Village Head
"If you scale the mountains, you'll eventually
get to the entrance of the mines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depart immediatel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hooo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 office:value-type="string">
            <text:p>Village Head
"I'm relying on you kids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 office:value-type="string">
            <text:p>Village Head
"To get to the coal mines, you must first head
west out of the village towards the port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 office:value-type="string">
            <text:p>Village Head
"There are still many problems we have to
solve before we can get the coal mines up
and running again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 office:value-type="string">
            <text:p>Village Head
"However, if we tackle those problems one-
by-one, I'm sure I'll be able to achieve my
dream one day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 office:value-type="string">
            <text:p>Village Head
"Thank you so much for everything you've
done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HP Candy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HP Candy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Strength Choc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Strength Choc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efense Cookie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efense Cookie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nesse Chur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nesse Chur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gility Chips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gility Chips】 ×1,
but your inventory is full!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4T17:16:26+01:00</meta:creation-date>
    <dc:date>2020-01-04T17:16:2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